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rez votre nom :</text:p>
      <text:p text:style-name="Standard"/>
      <text:p text:style-name="Standard">Aujourd'hui Trump a fait détruire tous les documents concernant les paradises papers. Il ne reste plus rien ! </text:p>
      <text:p text:style-name="Standard">Merci beacoup reportaire “nom” d'être là pour nous venir en aide et retrouver les informations perdues. Votre tâche consistera à deviner si une multinationnale qui vous est préentée est ou non impliquée dans des transactions moralement discutables. Dans quel pays est-elle véritablement implantée et dans quel autre possède-t-elle des sièges fictifs. Vous démarez avec un crédit de $1000 mais attention, chaque mauvaise piste vous fait voyager inutilement dans un pays ce qui vous coûte de l'argent. Vous pouvez de plus rencontrer des journalistes qui pourront vous donner quelques pistes.</text:p>
      <text:p text:style-name="Standard"/>
      <text:p text:style-name="Standard">Règles : </text:p>
      <text:p text:style-name="Standard">$50 par pays</text:p>
      <text:p text:style-name="Standard">$10 pour changer de continent</text:p>
      <text:p text:style-name="Standard">$100 pour un article publié quand découverte</text:p>
      <text:p text:style-name="Standard"/>
      <text:p text:style-name="Standard">20 pays où des journalistes sont cachés avec chacun une information</text:p>
      <text:p text:style-name="Standard"/>
      <text:p text:style-name="Standard"/>
      <text:p text:style-name="Standard">13 + 7 multinationnales</text:p>
      <text:p text:style-name="Standard">Sur tous les tableau est afficher :</text:p>
      <text:p text:style-name="Standard">le nombre de sous</text:p>
      <text:p text:style-name="Standard">le nombre de multinationnales déjà réglées</text:p>
      <text:p text:style-name="Standard">logo de l<text:span text:style-name="T1">a multinati en cours</text:span></text:p>
      <text:p text:style-name="Standard"/>
      <text:p text:style-name="Standard"/>
      <text:p text:style-name="Standard"/>
      <text:p text:style-name="Standard">Tâches : </text:p>
      <text:list xml:id="list8985939083942408748" text:style-name="L1">
        <text:list-item>
          <text:p text:style-name="P1">début avec histoire</text:p>
        </text:list-item>
        <text:list-item>
          <text:p text:style-name="P1">puis une multinationnale</text:p>
        </text:list-item>
        <text:list-item>
          <text:p text:style-name="P1">oui ou non (gagne ou perd des sous)</text:p>
        </text:list-item>
        <text:list-item>
          <text:p text:style-name="P1">dans quel pays voulez vous aller ?</text:p>
        </text:list-item>
        <text:list-item>
          <text:p text:style-name="P1">Carte continents</text:p>
        </text:list-item>
        <text:list-item>
          <text:p text:style-name="P1">carte un des continent</text:p>
        </text:list-item>
        <text:list-item>
          <text:p text:style-name="P1">clique sur pays, bon pas bon, indice + ou – de sous, peu quitter le continent </text:p>
        </text:list-item>
        <text:list-item>
          <text:p text:style-name="P1">une fois trouver passe à une autre multinationnale jusqu'à ce que toutes faites</text:p>
        </text:list-item>
        <text:list-item>
          <text:p text:style-name="P1">perdu si plus de sous → fin1</text:p>
        </text:list-item>
        <text:list-item>
          <text:p text:style-name="P1">gagné si fini → fin2</text:p>
        </text:list-item>
      </text:list>
      <text:p text:style-name="Standard"/>
      <text:p text:style-name="Standard">Fin 1 :</text:p>
      <text:p text:style-name="Standard">Vous n'avez malheureusement plus d'argent. Et comme le capitalisme gagne toujours, vous êtes donc forcé de rester à jamais au “nom du pays”. </text:p>
      <text:p text:style-name="Standard"/>
      <text:p text:style-name="Standard">Fin 2 :</text:p>
      <text:p text:style-name="Standard">Bravo ! Grâce à vous nous avons pu retrouver toutes les informations perdues. Nous vous devons une fière chandelle !</text:p>
      <text:p text:style-name="Standard"/>
      <text:p text:style-name="Standard">Informations à chercher :</text:p>
      <text:list xml:id="list7347603802149908283" text:style-name="L2">
        <text:list-item>
          <text:p text:style-name="P2">7 autre multinationnales</text:p>
        </text:list-item>
        <text:list-item>
          <text:p text:style-name="P2">où les 13 sont implantées</text:p>
        </text:list-item>
        <text:list-item>
          <text:p text:style-name="P2"><text:soft-page-break/>où est ont des sièges</text:p>
        </text:list-item>
        <text:list-item>
          <text:p text:style-name="P2">noms de 20 journalistes, leurs pays et les infos qu'ils vont donner</text:p>
        </text:list-item>
      </text:list>
      <text:p text:style-name="Standard"/>
      <text:p text:style-name="Standard">Tâches :</text:p>
      <text:list xml:id="list8689333009277512780" text:style-name="L3">
        <text:list-item>
          <text:p text:style-name="P3">cartes de chaque continent</text:p>
        </text:list-item>
        <text:list-item>
          <text:p text:style-name="P3">carte des continent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3T14:32:03.07</meta:creation-date>
    <dc:date>2018-01-03T15:57:49.06</dc:date>
    <meta:editing-duration>PT56M4S</meta:editing-duration>
    <meta:editing-cycles>6</meta:editing-cycles>
    <meta:generator>OpenOffice/4.1.3$Win32 OpenOffice.org_project/413m1$Build-9783</meta:generator>
    <meta:document-statistic meta:table-count="0" meta:image-count="0" meta:object-count="0" meta:page-count="2" meta:paragraph-count="36" meta:word-count="339" meta:character-count="1891"/>
  </office:meta>
</office:document-meta>
</file>